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.767cm" fo:margin-right="0cm" fo:text-align="start" style:justify-single-word="false" fo:text-indent="0cm" style:auto-text-indent="false"/>
      <style:text-properties fo:color="#dc2300" fo:font-size="12pt" fo:language="ru" fo:country="RU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21" style:family="paragraph" style:parent-style-name="Standard" style:list-style-name="L2">
      <style:text-properties fo:language="ru" fo:country="RU" fo:font-weight="normal" style:font-weight-asian="normal" style:font-weight-complex="normal"/>
    </style:style>
    <style:style style:name="P22" style:family="paragraph" style:parent-style-name="Standard" style:list-style-name="L3">
      <style:text-properties style:use-window-font-color="true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color="#dc2300" fo:font-size="12pt" style:font-size-asian="10.5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расным выделены не доработанные блоки.</text:p>
      <text:p text:style-name="P6"/>
      <text:p text:style-name="P6"/>
      <text:p text:style-name="P7">Система управления РПК. </text:p>
      <text:p text:style-name="P7">Приложение 9. Модули. Системный.</text:p>
      <text:p text:style-name="P1"/>
      <text:p text:style-name="P1"/>
      <text:p text:style-name="P1"/>
      <text:p text:style-name="P1"/>
      <text:p text:style-name="P1"><text:tab/>Модуль системный выполняет задачи:</text:p>
      <text:p text:style-name="P1"/>
      <text:list xml:id="list239570465391135731" text:style-name="L1">
        <text:list-item>
          <text:p text:style-name="P19">работу с органами индикации и управления ШК-ЦБУ</text:p>
        </text:list-item>
        <text:list-item>
          <text:p text:style-name="P19">работа с UPS</text:p>
        </text:list-item>
      </text:list>
      <text:p text:style-name="P1"/>
      <text:list xml:id="list1687539002" text:continue-numbering="true" text:style-name="L1">
        <text:list-header>
          <text:p text:style-name="P20"/>
        </text:list-header>
      </text:list>
      <text:p text:style-name="P2"/>
      <text:p text:style-name="P2"><text:span text:style-name="T4">Работа с органами индикации и управления ШК-ЦБУ</text:span><text:tab/></text:p>
      <text:p text:style-name="P2"/>
      <text:p text:style-name="P8"><text:tab/>описание </text:p>
      <text:p text:style-name="P2"/>
      <text:p text:style-name="P4">Работа с UPS</text:p>
      <text:p text:style-name="P2"/>
      <text:p text:style-name="P2"><text:tab/><text:span text:style-name="T1">описание </text:span></text:p>
      <text:p text:style-name="P2"/>
      <text:p text:style-name="P2"><text:span text:style-name="T2">Сайт</text:span><text:tab/></text:p>
      <text:p text:style-name="P9"/>
      <text:list xml:id="list5559701026002882625" text:style-name="L3">
        <text:list-item>
          <text:p text:style-name="P22">/</text:p>
        </text:list-item>
        <text:list-item>
          <text:p text:style-name="P22">box</text:p>
        </text:list-item>
        <text:list-item>
          <text:p text:style-name="P22">ups</text:p>
          <text:p text:style-name="P23"/>
        </text:list-item>
      </text:list>
      <text:p text:style-name="P12"><text:tab/></text:p>
      <text:p text:style-name="P12"><text:tab/><text:tab/><text:span text:style-name="T3">/</text:span>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</text:p>
      <text:p text:style-name="P11"><text:tab/><text:tab/><text:tab/><text:tab/></text:p>
      <text:p text:style-name="P11"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4250784414052044747" text:style-name="L4">
        <text:list-header>
          <text:p text:style-name="P24"/>
        </text:list-header>
      </text:list>
      <text:p text:style-name="P11"><text:tab/><text:tab/><text:tab/>Ответ:</text:p>
      <text:p text:style-name="P11"/>
      <text:p text:style-name="P11"><text:tab/><text:tab/><text:tab/><text:tab/> Выдается страница модуля.</text:p>
      <text:p text:style-name="P10"/>
      <text:p text:style-name="P12"><text:tab/><text:tab/><text:span text:style-name="T3">box</text:span>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</text:p>
      <text:p text:style-name="P11"><text:tab/><text:tab/><text:tab/><text:tab/></text:p>
      <text:p text:style-name="P11"><text:soft-page-break/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489262086" text:continue-numbering="true" text:style-name="L4">
        <text:list-header>
          <text:p text:style-name="P24"/>
        </text:list-header>
      </text:list>
      <text:p text:style-name="P11"><text:tab/><text:tab/><text:tab/>Ответ:</text:p>
      <text:p text:style-name="P11"/>
      <text:p text:style-name="P11"><text:tab/><text:tab/><text:tab/><text:tab/> Выдается страница контроля органов индикации и управления.</text:p>
      <text:p text:style-name="P10"/>
      <text:p text:style-name="P12"><text:tab/><text:tab/><text:span text:style-name="T3">ups</text:span>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</text:p>
      <text:p text:style-name="P11"><text:tab/><text:tab/><text:tab/><text:tab/></text:p>
      <text:p text:style-name="P11"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1768426320" text:continue-numbering="true" text:style-name="L4">
        <text:list-header>
          <text:p text:style-name="P24"/>
        </text:list-header>
      </text:list>
      <text:p text:style-name="P11"><text:tab/><text:tab/><text:tab/>Ответ:</text:p>
      <text:p text:style-name="P11"/>
      <text:p text:style-name="P11"><text:tab/><text:tab/><text:tab/><text:tab/> Выдается страница контроля UPS.</text:p>
      <text:p text:style-name="P10"/>
      <text:p text:style-name="P12"><text:tab/><text:tab/></text:p>
      <text:p text:style-name="P10"/>
      <text:p text:style-name="P10"/>
      <text:p text:style-name="P15">Параметры запуска</text:p>
      <text:p text:style-name="P17"/>
      <text:p text:style-name="P16"><text:tab/><text:span text:style-name="T1">описание параметров запуска </text:span><text:span text:style-name="T1">пожаротушения</text:span></text:p>
      <text:p text:style-name="P13"/>
      <text:p text:style-name="P5">Файл конфигурации</text:p>
      <text:p text:style-name="P3"/>
      <text:p text:style-name="P16"><text:tab/><text:span text:style-name="T1">описание </text:span><text:span text:style-name="T1">файла конфигурации</text:span><text:span text:style-name="T1"> </text:span><text:span text:style-name="T1">пожаротушения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08:55:50</dc:date>
    <dc:creator>ilja </dc:creator>
    <meta:editing-duration>PT18H4M41S</meta:editing-duration>
    <meta:editing-cycles>240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2" meta:paragraph-count="58" meta:word-count="105" meta:character-count="833" meta:non-whitespace-character-count="650"/>
  </office:meta>
</office:document-meta>
</file>